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53in"/>
    </style:style>
    <style:style style:name="co2" style:family="table-column">
      <style:table-column-properties fo:break-before="auto" style:column-width="0.6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DejaVu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fo:background-color="#ff542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Sheet1.B7"/>
      <style:map style:condition="cell-content()=2" style:apply-style-name="Neutral" style:base-cell-address="Sheet1.B7"/>
      <style:map style:condition="cell-content()=3" style:apply-style-name="Warning" style:base-cell-address="Sheet1.B7"/>
      <style:map style:condition="cell-content()=4" style:apply-style-name="Bad" style:base-cell-address="Sheet1.B7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1" style:apply-style-name="Good" style:base-cell-address="Sheet1.B7"/>
      <style:map style:condition="cell-content()=2" style:apply-style-name="Neutral" style:base-cell-address="Sheet1.B7"/>
      <style:map style:condition="cell-content()=3" style:apply-style-name="Warning" style:base-cell-address="Sheet1.B7"/>
      <style:map style:condition="cell-content()=4" style:apply-style-name="Bad" style:base-cell-address="Sheet1.B7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weight="normal" style:font-weight-asian="normal" style:font-weight-complex="normal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Sheet1.B7"/>
      <style:map style:condition="cell-content()=2" style:apply-style-name="Neutral" style:base-cell-address="Sheet1.B7"/>
      <style:map style:condition="cell-content()=3" style:apply-style-name="Warning" style:base-cell-address="Sheet1.B7"/>
      <style:map style:condition="cell-content()=4" style:apply-style-name="Bad" style:base-cell-address="Sheet1.B7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1" style:apply-style-name="Good" style:base-cell-address="Sheet1.B7"/>
      <style:map style:condition="cell-content()=2" style:apply-style-name="Neutral" style:base-cell-address="Sheet1.B7"/>
      <style:map style:condition="cell-content()=3" style:apply-style-name="Warning" style:base-cell-address="Sheet1.B7"/>
      <style:map style:condition="cell-content()=4" style:apply-style-name="Bad" style:base-cell-address="Sheet1.B7"/>
    </style:style>
    <style:style style:name="ce16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3" table:default-cell-style-name="ce11"/>
        <table:table-column table:style-name="co3" table:number-columns-repeated="1010" table:default-cell-style-name="ce5"/>
        <table:table-row table:style-name="ro1">
          <table:table-cell table:style-name="ce1" office:value-type="string" calcext:value-type="string">
            <text:p>ye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mayb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rather not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Default"/>
          <table:table-cell table:style-name="ce6" table:number-columns-repeated="7"/>
          <table:table-cell table:style-name="ce14"/>
          <table:table-cell table:style-name="ce6" table:number-columns-repeated="5"/>
          <table:table-cell table:number-columns-repeated="1010"/>
        </table:table-row>
        <table:table-row table:style-name="ro1">
          <table:table-cell table:style-name="Default"/>
          <table:table-cell table:style-name="ce7" office:value-type="date" office:date-value="2022-10-27" calcext:value-type="date">
            <text:p>10/27/22</text:p>
          </table:table-cell>
          <table:table-cell table:style-name="ce7" office:value-type="date" office:date-value="2022-11-03" calcext:value-type="date">
            <text:p>11/03/22</text:p>
          </table:table-cell>
          <table:table-cell table:style-name="ce12" office:value-type="date" office:date-value="2022-11-10" calcext:value-type="date">
            <text:p>11/10/22</text:p>
          </table:table-cell>
          <table:table-cell table:style-name="ce12" office:value-type="date" office:date-value="2022-11-17" calcext:value-type="date">
            <text:p>11/17/22</text:p>
          </table:table-cell>
          <table:table-cell table:style-name="ce7" office:value-type="date" office:date-value="2022-12-01" calcext:value-type="date">
            <text:p>12/01/22</text:p>
          </table:table-cell>
          <table:table-cell table:style-name="ce12" office:value-type="date" office:date-value="2022-12-08" calcext:value-type="date">
            <text:p>12/08/22</text:p>
          </table:table-cell>
          <table:table-cell table:style-name="ce12" office:value-type="date" office:date-value="2022-12-15" calcext:value-type="date">
            <text:p>12/15/22</text:p>
          </table:table-cell>
          <table:table-cell table:style-name="ce12" office:value-type="date" office:date-value="2023-12-01" calcext:value-type="date">
            <text:p>12/01/23</text:p>
          </table:table-cell>
          <table:table-cell table:style-name="ce7" office:value-type="date" office:date-value="2023-01-19" calcext:value-type="date">
            <text:p>01/19/23</text:p>
          </table:table-cell>
          <table:table-cell table:style-name="ce12" office:value-type="date" office:date-value="2023-01-26" calcext:value-type="date">
            <text:p>01/26/23</text:p>
          </table:table-cell>
          <table:table-cell table:style-name="ce7" office:value-type="date" office:date-value="2023-02-02" calcext:value-type="date">
            <text:p>02/02/23</text:p>
          </table:table-cell>
          <table:table-cell table:style-name="ce12" office:value-type="date" office:date-value="2023-09-02" calcext:value-type="date">
            <text:p>09/02/23</text:p>
          </table:table-cell>
          <table:table-cell table:style-name="ce12" office:value-type="date" office:date-value="2023-02-16" calcext:value-type="date">
            <text:p>02/16/23</text:p>
          </table:table-cell>
          <table:table-cell table:style-name="ce16" table:number-columns-repeated="8"/>
          <table:table-cell table:number-columns-repeated="1002"/>
        </table:table-row>
        <table:table-row table:style-name="ro2">
          <table:table-cell table:style-name="ce2" office:value-type="string" calcext:value-type="string">
            <text:p>Riccardo 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2" office:value-type="string" calcext:value-type="string">
            <text:p>Karim </text:p>
          </table:table-cell>
          <table:table-cell table:number-columns-repeated="7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2" office:value-type="string" calcext:value-type="string">
            <text:p>Eshwar </text:p>
          </table:table-cell>
          <table:table-cell table:number-columns-repeated="6" table:style-name="ce8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2" office:value-type="string" calcext:value-type="string">
            <text:p>Dorothea 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2" office:value-type="string" calcext:value-type="string">
            <text:p>Art 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2" office:value-type="string" calcext:value-type="string">
            <text:p>Alessandro </text:p>
          </table:table-cell>
          <table:table-cell table:number-columns-repeated="6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2" office:value-type="string" calcext:value-type="string">
            <text:p>Jesper </text:p>
          </table:table-cell>
          <table:table-cell table:style-name="ce8" table:number-columns-repeated="8"/>
          <table:table-cell table:number-columns-repeated="3" table:style-name="ce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ernhar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Suggested presenter</text:p>
          </table:table-cell>
          <table:table-cell table:style-name="ce9" table:number-columns-repeated="2"/>
          <table:table-cell table:style-name="ce9" table:formula="of:=[.A14]" office:value-type="string" office:string-value="Bernhard" calcext:value-type="string">
            <text:p>Bernhard</text:p>
          </table:table-cell>
          <table:table-cell table:style-name="ce9" table:formula="of:=[.A10]" office:value-type="string" office:string-value="Dorothea " calcext:value-type="string">
            <text:p>Dorothea </text:p>
          </table:table-cell>
          <table:table-cell table:style-name="ce9"/>
          <table:table-cell table:style-name="ce9" table:formula="of:=[.A11]" office:value-type="string" office:string-value="Art " calcext:value-type="string">
            <text:p>Art </text:p>
          </table:table-cell>
          <table:table-cell table:style-name="ce9" table:formula="of:=[.A9]" office:value-type="string" office:string-value="Eshwar " calcext:value-type="string">
            <text:p>Eshwar </text:p>
          </table:table-cell>
          <table:table-cell table:style-name="ce9" table:formula="of:=[.A7]" office:value-type="string" office:string-value="Riccardo " calcext:value-type="string">
            <text:p>Riccardo </text:p>
          </table:table-cell>
          <table:table-cell table:style-name="ce9"/>
          <table:table-cell table:style-name="ce9" table:formula="of:=[.A8]" office:value-type="string" office:string-value="Karim " calcext:value-type="string">
            <text:p>Karim </text:p>
          </table:table-cell>
          <table:table-cell table:style-name="ce10"/>
          <table:table-cell table:style-name="ce9" table:formula="of:=[.A13]" office:value-type="string" office:string-value="Jesper " calcext:value-type="string">
            <text:p>Jesper </text:p>
          </table:table-cell>
          <table:table-cell table:style-name="ce9" table:formula="of:=[.A12]" office:value-type="string" office:string-value="Alessandro " calcext:value-type="string">
            <text:p>Alessandro 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10" table:number-columns-repeated="13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2">
            <text:p>Confirmed presenter</text:p>
          </table:table-cell>
          <table:table-cell table:style-name="ce6" table:number-columns-repeated="13"/>
          <table:table-cell table:number-columns-repeated="1010"/>
        </table:table-row>
        <table:table-row table:style-name="ro1">
          <table:covered-table-cell table:style-name="Default"/>
          <table:table-cell table:style-name="ce6" table:number-columns-repeated="13"/>
          <table:table-cell table:number-columns-repeated="1010"/>
        </table:table-row>
        <table:table-row table:style-name="ro1" table:number-rows-repeated="7">
          <table:table-cell table:style-name="Default"/>
          <table:table-cell table:style-name="ce6" table:number-columns-repeated="13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N14 Sheet1.B15:Sheet1.K15 Sheet1.M15:Sheet1.N15">
            <calcext:condition calcext:apply-style-name="Good" calcext:value="=1" calcext:base-cell-address="Sheet1.B7"/>
            <calcext:condition calcext:apply-style-name="Neutral" calcext:value="=2" calcext:base-cell-address="Sheet1.B7"/>
            <calcext:condition calcext:apply-style-name="Warning" calcext:value="=3" calcext:base-cell-address="Sheet1.B7"/>
            <calcext:condition calcext:apply-style-name="Bad" calcext:value="=4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7:10:59.356273685</meta:creation-date>
    <dc:date>2022-10-17T17:57:30.022555250</dc:date>
    <meta:editing-duration>PT4M44S</meta:editing-duration>
    <meta:editing-cycles>2</meta:editing-cycles>
    <meta:generator>LibreOffice/7.3.6.2$Linux_X86_64 LibreOffice_project/30$Build-2</meta:generator>
    <meta:document-statistic meta:table-count="1" meta:cell-count="135" meta:object-count="0"/>
  </office:meta>
</office:document-meta>
</file>